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1fb38a"/>
    </style:style>
    <style:style style:name="P2" style:family="paragraph" style:parent-style-name="Standard">
      <style:paragraph-properties fo:text-align="center" style:justify-single-word="false"/>
      <style:text-properties fo:font-size="18pt" fo:font-weight="bold" officeooo:paragraph-rsid="0016c32d" style:font-size-asian="18pt" style:font-weight-asian="bold" style:font-size-complex="18pt" style:font-weight-complex="bold"/>
    </style:style>
    <style:style style:name="P3" style:family="paragraph" style:parent-style-name="Standard">
      <style:text-properties fo:font-size="10pt" officeooo:paragraph-rsid="0016c32d" style:font-size-asian="10pt" style:font-size-complex="10pt"/>
    </style:style>
    <style:style style:name="P4" style:family="paragraph" style:parent-style-name="Standard">
      <style:paragraph-properties fo:text-align="justify" style:justify-single-word="false"/>
      <style:text-properties fo:font-size="10pt" officeooo:rsid="0016c32d" officeooo:paragraph-rsid="0016c32d" style:font-size-asian="10pt" style:font-size-complex="10pt"/>
    </style:style>
    <style:style style:name="P5" style:family="paragraph" style:parent-style-name="Standard">
      <style:paragraph-properties fo:text-align="justify" style:justify-single-word="false"/>
      <style:text-properties fo:font-size="10pt" officeooo:paragraph-rsid="0016c32d" style:font-size-asian="10pt" style:font-size-complex="10pt"/>
    </style:style>
    <style:style style:name="P6" style:family="paragraph" style:parent-style-name="Standard">
      <style:paragraph-properties fo:margin-left="0cm" fo:margin-right="0cm" fo:text-align="justify" style:justify-single-word="false" fo:text-indent="0cm" style:auto-text-indent="false"/>
      <style:text-properties fo:font-size="10pt" officeooo:paragraph-rsid="0016c32d" style:font-size-asian="10pt" style:font-size-complex="10pt"/>
    </style:style>
    <style:style style:name="P7" style:family="paragraph" style:parent-style-name="Standard">
      <style:paragraph-properties fo:margin-left="1.251cm" fo:margin-right="0cm" fo:text-align="justify" style:justify-single-word="false" fo:text-indent="0cm" style:auto-text-indent="false"/>
      <style:text-properties fo:font-size="10pt" officeooo:paragraph-rsid="0016c32d" style:font-size-asian="10pt" style:font-size-complex="10pt"/>
    </style:style>
    <style:style style:name="P8" style:family="paragraph" style:parent-style-name="Standard">
      <style:paragraph-properties fo:margin-left="0cm" fo:margin-right="0cm" fo:text-align="justify" style:justify-single-word="false" fo:text-indent="0cm" style:auto-text-indent="false"/>
      <style:text-properties fo:font-size="10pt" officeooo:paragraph-rsid="001851bb" style:font-size-asian="10pt" style:font-size-complex="10pt"/>
    </style:style>
    <style:style style:name="P9" style:family="paragraph" style:parent-style-name="Standard">
      <style:paragraph-properties fo:margin-left="0cm" fo:margin-right="0cm" fo:text-align="justify" style:justify-single-word="false" fo:text-indent="0cm" style:auto-text-indent="false"/>
      <style:text-properties fo:font-size="10pt" officeooo:rsid="00137314" officeooo:paragraph-rsid="0016c32d" style:font-size-asian="10pt" style:font-size-complex="10pt"/>
    </style:style>
    <style:style style:name="P10" style:family="paragraph" style:parent-style-name="Standard">
      <style:paragraph-properties fo:margin-left="1.251cm" fo:margin-right="0cm" fo:text-align="justify" style:justify-single-word="false" fo:text-indent="0cm" style:auto-text-indent="false"/>
      <style:text-properties fo:font-size="10pt" officeooo:rsid="00137314" officeooo:paragraph-rsid="0016c32d" style:font-size-asian="10pt" style:font-size-complex="10pt"/>
    </style:style>
    <style:style style:name="P11" style:family="paragraph" style:parent-style-name="Standard">
      <style:paragraph-properties fo:margin-left="0cm" fo:margin-right="0cm" fo:text-align="justify" style:justify-single-word="false" fo:text-indent="0cm" style:auto-text-indent="false"/>
      <style:text-properties fo:font-size="10pt" officeooo:rsid="001c47dc" officeooo:paragraph-rsid="0016c32d" style:font-size-asian="10pt" style:font-size-complex="10pt"/>
    </style:style>
    <style:style style:name="P12" style:family="paragraph" style:parent-style-name="Standard">
      <style:paragraph-properties fo:margin-left="0cm" fo:margin-right="0cm" fo:text-align="justify" style:justify-single-word="false" fo:text-indent="0cm" style:auto-text-indent="false"/>
      <style:text-properties fo:font-size="10pt" officeooo:rsid="0020382a" officeooo:paragraph-rsid="0016c32d" style:font-size-asian="10pt" style:font-size-complex="10pt"/>
    </style:style>
    <style:style style:name="P13" style:family="paragraph" style:parent-style-name="Standard">
      <style:paragraph-properties fo:margin-left="0cm" fo:margin-right="0cm" fo:text-align="justify" style:justify-single-word="false" fo:text-indent="0cm" style:auto-text-indent="false"/>
      <style:text-properties fo:font-size="10pt" officeooo:rsid="0020382a" officeooo:paragraph-rsid="0023a746" style:font-size-asian="10pt" style:font-size-complex="10pt"/>
    </style:style>
    <style:style style:name="P14" style:family="paragraph" style:parent-style-name="Standard">
      <style:paragraph-properties fo:margin-left="1.251cm" fo:margin-right="0cm" fo:text-align="justify" style:justify-single-word="false" fo:text-indent="0cm" style:auto-text-indent="false"/>
      <style:text-properties fo:font-size="10pt" officeooo:rsid="0020382a" officeooo:paragraph-rsid="0023a746" style:font-size-asian="10pt" style:font-size-complex="10pt"/>
    </style:style>
    <style:style style:name="P15" style:family="paragraph" style:parent-style-name="Standard">
      <style:paragraph-properties fo:margin-left="1.251cm" fo:margin-right="0cm" fo:text-align="justify" style:justify-single-word="false" fo:text-indent="0cm" style:auto-text-indent="false"/>
      <style:text-properties fo:font-size="10pt" officeooo:rsid="0020382a" officeooo:paragraph-rsid="00271375" style:font-size-asian="10pt" style:font-size-complex="10pt"/>
    </style:style>
    <style:style style:name="P16" style:family="paragraph" style:parent-style-name="Standard">
      <style:paragraph-properties fo:margin-left="0cm" fo:margin-right="0cm" fo:text-align="justify" style:justify-single-word="false" fo:text-indent="0cm" style:auto-text-indent="false"/>
      <style:text-properties fo:font-size="10pt" officeooo:rsid="0027407f" officeooo:paragraph-rsid="0016c32d" style:font-size-asian="10pt" style:font-size-complex="10pt"/>
    </style:style>
    <style:style style:name="P17" style:family="paragraph" style:parent-style-name="Standard">
      <style:paragraph-properties fo:margin-left="0cm" fo:margin-right="0cm" fo:text-align="justify" style:justify-single-word="false" fo:text-indent="0cm" style:auto-text-indent="false"/>
      <style:text-properties fo:font-size="10pt" officeooo:rsid="0027f0d2" officeooo:paragraph-rsid="0016c32d" style:font-size-asian="10pt" style:font-size-complex="10pt"/>
    </style:style>
    <style:style style:name="P18" style:family="paragraph" style:parent-style-name="Standard">
      <style:paragraph-properties fo:margin-left="0cm" fo:margin-right="0cm" fo:text-align="justify" style:justify-single-word="false" fo:text-indent="0cm" style:auto-text-indent="false"/>
      <style:text-properties fo:font-size="10pt" officeooo:rsid="002999fe" officeooo:paragraph-rsid="0016c32d" style:font-size-asian="10pt" style:font-size-complex="10pt"/>
    </style:style>
    <style:style style:name="P19" style:family="paragraph" style:parent-style-name="Standard">
      <style:paragraph-properties fo:margin-left="0cm" fo:margin-right="0cm" fo:text-align="justify" style:justify-single-word="false" fo:text-indent="0cm" style:auto-text-indent="false"/>
      <style:text-properties fo:font-size="10pt" officeooo:rsid="002ac49e" officeooo:paragraph-rsid="0016c32d" style:font-size-asian="10pt" style:font-size-complex="10pt"/>
    </style:style>
    <style:style style:name="P20" style:family="paragraph" style:parent-style-name="Standard">
      <style:paragraph-properties fo:margin-left="1.251cm" fo:margin-right="0cm" fo:text-align="justify" style:justify-single-word="false" fo:text-indent="0cm" style:auto-text-indent="false"/>
      <style:text-properties fo:font-size="10pt" officeooo:rsid="002ac49e" officeooo:paragraph-rsid="0016c32d" style:font-size-asian="10pt" style:font-size-complex="10pt"/>
    </style:style>
    <style:style style:name="P21" style:family="paragraph" style:parent-style-name="Standard">
      <style:paragraph-properties fo:margin-left="0cm" fo:margin-right="0cm" fo:text-align="justify" style:justify-single-word="false" fo:text-indent="0cm" style:auto-text-indent="false"/>
      <style:text-properties fo:font-size="10pt" officeooo:rsid="00313278" officeooo:paragraph-rsid="0016c32d" style:font-size-asian="10pt" style:font-size-complex="10pt"/>
    </style:style>
    <style:style style:name="P22" style:family="paragraph" style:parent-style-name="Standard">
      <style:paragraph-properties fo:margin-left="0cm" fo:margin-right="0cm" fo:text-align="justify" style:justify-single-word="false" fo:text-indent="0cm" style:auto-text-indent="false"/>
      <style:text-properties fo:font-size="10pt" officeooo:rsid="001851bb" officeooo:paragraph-rsid="001851bb" style:font-size-asian="10pt" style:font-size-complex="10pt"/>
    </style:style>
    <style:style style:name="P23" style:family="paragraph" style:parent-style-name="Standard">
      <style:paragraph-properties fo:margin-left="0cm" fo:margin-right="0cm" fo:text-align="justify" style:justify-single-word="false" fo:text-indent="0cm" style:auto-text-indent="false"/>
      <style:text-properties fo:font-size="10pt" officeooo:rsid="001fb38a" officeooo:paragraph-rsid="0016c32d" style:font-size-asian="10pt" style:font-size-complex="10pt"/>
    </style:style>
    <style:style style:name="P24" style:family="paragraph" style:parent-style-name="Standard">
      <style:paragraph-properties fo:margin-left="0cm" fo:margin-right="0cm" fo:text-align="justify" style:justify-single-word="false" fo:text-indent="0cm" style:auto-text-indent="false"/>
      <style:text-properties fo:font-size="10pt" fo:font-weight="bold" officeooo:paragraph-rsid="0016c32d" style:font-size-asian="10pt" style:font-weight-asian="bold" style:font-size-complex="10pt" style:font-weight-complex="bold"/>
    </style:style>
    <style:style style:name="P25" style:family="paragraph" style:parent-style-name="Standard">
      <style:paragraph-properties fo:margin-left="0cm" fo:margin-right="0cm" fo:text-align="justify" style:justify-single-word="false" fo:text-indent="0cm" style:auto-text-indent="false" fo:break-before="page"/>
      <style:text-properties fo:font-size="10pt" fo:font-weight="bold" officeooo:paragraph-rsid="0016c32d" style:font-size-asian="10pt" style:font-weight-asian="bold" style:font-size-complex="10pt" style:font-weight-complex="bold"/>
    </style:style>
    <style:style style:name="P26" style:family="paragraph" style:parent-style-name="Standard">
      <style:paragraph-properties fo:margin-left="0cm" fo:margin-right="0cm" fo:text-align="justify" style:justify-single-word="false" fo:text-indent="0cm" style:auto-text-indent="false"/>
      <style:text-properties fo:font-size="10pt" fo:font-weight="bold" officeooo:rsid="00137314" officeooo:paragraph-rsid="0016c32d" style:font-size-asian="10pt" style:font-weight-asian="bold" style:font-size-complex="10pt" style:font-weight-complex="bold"/>
    </style:style>
    <style:style style:name="P27" style:family="paragraph" style:parent-style-name="Standard">
      <style:paragraph-properties fo:margin-left="0cm" fo:margin-right="0cm" fo:text-align="justify" style:justify-single-word="false" fo:text-indent="0cm" style:auto-text-indent="false"/>
      <style:text-properties fo:font-size="10pt" fo:font-style="normal" officeooo:rsid="002999fe" officeooo:paragraph-rsid="0016c32d" style:font-size-asian="10pt" style:font-style-asian="normal" style:font-size-complex="10pt" style:font-style-complex="normal"/>
    </style:style>
    <style:style style:name="P28" style:family="paragraph" style:parent-style-name="Standard">
      <style:paragraph-properties fo:margin-left="1.251cm" fo:margin-right="0cm" fo:text-align="justify" style:justify-single-word="false" fo:text-indent="0cm" style:auto-text-indent="false"/>
      <style:text-properties fo:font-size="10pt" fo:font-style="normal" officeooo:rsid="0027f0d2" officeooo:paragraph-rsid="0016c32d" style:font-size-asian="10pt" style:font-style-asian="normal" style:font-size-complex="10pt" style:font-style-complex="normal"/>
    </style:style>
    <style:style style:name="P29" style:family="paragraph" style:parent-style-name="Standard">
      <style:paragraph-properties fo:margin-left="1.251cm" fo:margin-right="0cm" fo:text-align="justify" style:justify-single-word="false" fo:text-indent="0cm" style:auto-text-indent="false"/>
      <style:text-properties fo:font-size="10pt" fo:font-style="normal" style:text-underline-style="solid" style:text-underline-width="auto" style:text-underline-color="font-color" officeooo:paragraph-rsid="0016c32d" style:font-size-asian="10pt" style:font-style-asian="normal" style:font-size-complex="10pt" style:font-style-complex="normal"/>
    </style:style>
    <style:style style:name="P30" style:family="paragraph" style:parent-style-name="Standard">
      <style:paragraph-properties fo:margin-left="1.251cm" fo:margin-right="0cm" fo:text-align="justify" style:justify-single-word="false" fo:text-indent="0cm" style:auto-text-indent="false"/>
      <style:text-properties fo:font-size="10pt" style:text-underline-style="solid" style:text-underline-width="auto" style:text-underline-color="font-color" officeooo:rsid="0027f0d2" officeooo:paragraph-rsid="0016c32d" style:font-size-asian="10pt" style:font-size-complex="10pt"/>
    </style:style>
    <style:style style:name="P31" style:family="paragraph" style:parent-style-name="Standard">
      <style:paragraph-properties fo:margin-left="1.251cm" fo:margin-right="0cm" fo:text-align="justify" style:justify-single-word="false" fo:text-indent="0cm" style:auto-text-indent="false"/>
      <style:text-properties fo:font-size="10pt" style:text-underline-style="solid" style:text-underline-width="auto" style:text-underline-color="font-color" officeooo:paragraph-rsid="0016c32d" style:font-size-asian="10pt" style:font-size-complex="10pt"/>
    </style:style>
    <style:style style:name="P32" style:family="paragraph" style:parent-style-name="Standard">
      <style:paragraph-properties fo:margin-left="1.251cm" fo:margin-right="0cm" fo:text-align="justify" style:justify-single-word="false" fo:text-indent="0cm" style:auto-text-indent="false"/>
      <style:text-properties fo:font-size="10pt" style:text-underline-style="solid" style:text-underline-width="auto" style:text-underline-color="font-color" officeooo:rsid="00137314" officeooo:paragraph-rsid="0016c32d" style:font-size-asian="10pt" style:font-size-complex="10pt"/>
    </style:style>
    <style:style style:name="P33" style:family="paragraph" style:parent-style-name="Standard">
      <style:paragraph-properties fo:margin-left="1.251cm" fo:margin-right="0cm" fo:text-align="justify" style:justify-single-word="false" fo:text-indent="0cm" style:auto-text-indent="false"/>
      <style:text-properties fo:font-size="10pt" fo:font-style="italic" officeooo:rsid="00137314" officeooo:paragraph-rsid="0016c32d" style:font-size-asian="10pt" style:font-style-asian="italic" style:font-size-complex="10pt" style:font-style-complex="italic"/>
    </style:style>
    <style:style style:name="P34" style:family="paragraph" style:parent-style-name="Standard">
      <style:paragraph-properties fo:margin-left="0cm" fo:margin-right="0cm" fo:text-align="justify" style:justify-single-word="false" fo:text-indent="0cm" style:auto-text-indent="false"/>
      <style:text-properties officeooo:paragraph-rsid="0016c32d"/>
    </style:style>
    <style:style style:name="P35" style:family="paragraph" style:parent-style-name="Standard">
      <style:paragraph-properties fo:margin-left="1.251cm" fo:margin-right="0cm" fo:text-align="justify" style:justify-single-word="false" fo:text-indent="0cm" style:auto-text-indent="false"/>
      <style:text-properties fo:font-size="10pt" officeooo:rsid="001c47dc" officeooo:paragraph-rsid="0016c32d" style:font-size-asian="10pt" style:font-size-complex="10pt"/>
    </style:style>
    <style:style style:name="T1" style:family="text">
      <style:text-properties fo:font-size="10pt" officeooo:rsid="001d8d51" style:font-size-asian="10pt" style:font-size-complex="10pt"/>
    </style:style>
    <style:style style:name="T2" style:family="text">
      <style:text-properties fo:font-size="10pt" officeooo:rsid="001fb38a" style:font-size-asian="10pt" style:font-size-complex="10pt"/>
    </style:style>
    <style:style style:name="T3" style:family="text">
      <style:text-properties fo:font-size="10pt" officeooo:rsid="0005bca2" style:font-size-asian="10pt" style:font-size-complex="10pt"/>
    </style:style>
    <style:style style:name="T4" style:family="text">
      <style:text-properties fo:font-size="10pt" officeooo:rsid="001851bb" style:font-size-asian="10pt" style:font-size-complex="10pt"/>
    </style:style>
    <style:style style:name="T5" style:family="text">
      <style:text-properties fo:font-size="10pt" officeooo:rsid="0027f0d2" style:font-size-asian="10pt" style:font-size-complex="10pt"/>
    </style:style>
    <style:style style:name="T6" style:family="text">
      <style:text-properties fo:font-size="10pt" officeooo:rsid="002ac49e" style:font-size-asian="10pt" style:font-size-complex="10pt"/>
    </style:style>
    <style:style style:name="T7" style:family="text">
      <style:text-properties fo:font-size="10pt" officeooo:rsid="002dfe1e" style:font-size-asian="10pt" style:font-size-complex="10pt"/>
    </style:style>
    <style:style style:name="T8" style:family="text">
      <style:text-properties fo:font-size="10pt" officeooo:rsid="001f3e16" style:font-size-asian="10pt" style:font-size-complex="10pt"/>
    </style:style>
    <style:style style:name="T9" style:family="text">
      <style:text-properties fo:font-size="10pt" officeooo:rsid="001a4717" style:font-size-asian="10pt" style:font-size-complex="10pt"/>
    </style:style>
    <style:style style:name="T10" style:family="text">
      <style:text-properties fo:font-size="10pt" officeooo:rsid="00289c1a" style:font-size-asian="10pt" style:font-size-complex="10pt"/>
    </style:style>
    <style:style style:name="T11" style:family="text">
      <style:text-properties fo:font-size="10pt" fo:font-style="italic" officeooo:rsid="0027f0d2" style:font-size-asian="10pt" style:font-style-asian="italic" style:font-size-complex="10pt" style:font-style-complex="italic"/>
    </style:style>
    <style:style style:name="T12" style:family="text">
      <style:text-properties fo:font-size="10pt" fo:font-style="normal" officeooo:rsid="0027f0d2" style:font-size-asian="10pt" style:font-style-asian="normal" style:font-size-complex="10pt" style:font-style-complex="normal"/>
    </style:style>
    <style:style style:name="T13" style:family="text">
      <style:text-properties fo:font-size="10pt" fo:font-style="normal" officeooo:rsid="002999fe" style:font-size-asian="10pt" style:font-style-asian="normal" style:font-size-complex="10pt" style:font-style-complex="normal"/>
    </style:style>
    <style:style style:name="T14" style:family="text">
      <style:text-properties fo:font-size="10pt" fo:font-style="normal" officeooo:rsid="001fb38a" style:font-size-asian="10pt" style:font-style-asian="normal" style:font-size-complex="10pt" style:font-style-complex="normal"/>
    </style:style>
    <style:style style:name="T15" style:family="text">
      <style:text-properties fo:font-size="10pt" fo:font-weight="bold" officeooo:rsid="002ac49e" style:font-size-asian="10pt" style:font-weight-asian="bold" style:font-size-complex="10pt" style:font-weight-complex="bold"/>
    </style:style>
    <style:style style:name="T16" style:family="text">
      <style:text-properties fo:font-size="10pt" fo:font-weight="bold" officeooo:rsid="001851bb" style:font-size-asian="10pt" style:font-weight-asian="bold" style:font-size-complex="10pt" style:font-weight-complex="bold"/>
    </style:style>
    <style:style style:name="T17" style:family="text">
      <style:text-properties fo:font-size="10pt" fo:font-weight="bold" officeooo:rsid="001fb38a" style:font-size-asian="10pt" style:font-weight-asian="bold" style:font-size-complex="10pt" style:font-weight-complex="bold"/>
    </style:style>
    <style:style style:name="T18" style:family="text">
      <style:text-properties fo:font-size="10pt" fo:font-weight="bold" officeooo:rsid="001f3e16" style:font-size-asian="10pt" style:font-weight-asian="bold" style:font-size-complex="10pt" style:font-weight-complex="bold"/>
    </style:style>
    <style:style style:name="T19" style:family="text">
      <style:text-properties fo:font-size="10pt" fo:font-weight="bold" officeooo:rsid="002dfe1e" style:font-size-asian="10pt" style:font-weight-asian="bold" style:font-size-complex="10pt" style:font-weight-complex="bold"/>
    </style:style>
    <style:style style:name="T20" style:family="text">
      <style:text-properties fo:font-size="10pt" fo:font-weight="normal" officeooo:rsid="001fb38a" style:font-size-asian="10pt" style:font-weight-asian="normal" style:font-size-complex="10pt" style:font-weight-complex="normal"/>
    </style:style>
    <style:style style:name="T21" style:family="text">
      <style:text-properties fo:font-size="10pt" fo:font-weight="normal" officeooo:rsid="00289c1a" style:font-size-asian="10pt" style:font-weight-asian="normal" style:font-size-complex="10pt" style:font-weight-complex="normal"/>
    </style:style>
    <style:style style:name="T22" style:family="text">
      <style:text-properties officeooo:rsid="00137314"/>
    </style:style>
    <style:style style:name="T23" style:family="text">
      <style:text-properties officeooo:rsid="001fa2aa"/>
    </style:style>
    <style:style style:name="T24" style:family="text">
      <style:text-properties officeooo:rsid="001c47dc"/>
    </style:style>
    <style:style style:name="T25" style:family="text">
      <style:text-properties officeooo:rsid="0020382a"/>
    </style:style>
    <style:style style:name="T26" style:family="text">
      <style:text-properties officeooo:rsid="0023ae06"/>
    </style:style>
    <style:style style:name="T27" style:family="text">
      <style:text-properties fo:font-weight="bold" style:font-weight-asian="bold" style:font-weight-complex="bold"/>
    </style:style>
    <style:style style:name="T28" style:family="text">
      <style:text-properties fo:font-weight="bold" officeooo:rsid="00137314" style:font-weight-asian="bold" style:font-weight-complex="bold"/>
    </style:style>
    <style:style style:name="T29" style:family="text">
      <style:text-properties fo:font-weight="bold" officeooo:rsid="0027407f" style:font-weight-asian="bold" style:font-weight-complex="bold"/>
    </style:style>
    <style:style style:name="T30" style:family="text">
      <style:text-properties fo:font-weight="bold" officeooo:rsid="001fa2aa" style:font-weight-asian="bold" style:font-weight-complex="bold"/>
    </style:style>
    <style:style style:name="T31" style:family="text">
      <style:text-properties fo:font-weight="bold" officeooo:rsid="001c47dc" style:font-weight-asian="bold" style:font-weight-complex="bold"/>
    </style:style>
    <style:style style:name="T32" style:family="text">
      <style:text-properties fo:font-weight="bold" officeooo:rsid="001e10a4" style:font-weight-asian="bold" style:font-weight-complex="bold"/>
    </style:style>
    <style:style style:name="T33" style:family="text">
      <style:text-properties fo:font-weight="bold" officeooo:rsid="002999fe" style:font-weight-asian="bold" style:font-weight-complex="bold"/>
    </style:style>
    <style:style style:name="T34" style:family="text">
      <style:text-properties fo:font-weight="bold" officeooo:rsid="00235fe3" style:font-weight-asian="bold" style:font-weight-complex="bold"/>
    </style:style>
    <style:style style:name="T35" style:family="text">
      <style:text-properties fo:font-weight="bold" officeooo:rsid="0023a746" style:font-weight-asian="bold" style:font-weight-complex="bold"/>
    </style:style>
    <style:style style:name="T36" style:family="text">
      <style:text-properties fo:font-weight="bold" officeooo:rsid="00271375" style:font-weight-asian="bold" style:font-weight-complex="bold"/>
    </style:style>
    <style:style style:name="T37" style:family="text">
      <style:text-properties fo:font-weight="bold" officeooo:rsid="002d5fcf" style:font-weight-asian="bold" style:font-weight-complex="bold"/>
    </style:style>
    <style:style style:name="T38" style:family="text">
      <style:text-properties officeooo:rsid="001e10a4"/>
    </style:style>
    <style:style style:name="T39" style:family="text">
      <style:text-properties fo:font-style="normal" style:font-style-asian="normal" style:font-style-complex="normal"/>
    </style:style>
    <style:style style:name="T40" style:family="text">
      <style:text-properties fo:font-style="normal" officeooo:rsid="002999fe" style:font-style-asian="normal" style:font-style-complex="normal"/>
    </style:style>
    <style:style style:name="T41" style:family="text">
      <style:text-properties fo:font-style="normal" officeooo:rsid="002ac49e" style:font-style-asian="normal" style:font-style-complex="normal"/>
    </style:style>
    <style:style style:name="T42" style:family="text">
      <style:text-properties officeooo:rsid="0027f0d2"/>
    </style:style>
    <style:style style:name="T43" style:family="text">
      <style:text-properties fo:font-style="italic" officeooo:rsid="0016c32d" style:font-style-asian="italic" style:font-style-complex="italic"/>
    </style:style>
    <style:style style:name="T44" style:family="text">
      <style:text-properties officeooo:rsid="002999fe"/>
    </style:style>
    <style:style style:name="T45" style:family="text">
      <style:text-properties officeooo:rsid="002ac49e"/>
    </style:style>
    <style:style style:name="T46" style:family="text">
      <style:text-properties officeooo:rsid="003474cd"/>
    </style:style>
    <style:style style:name="T47" style:family="text">
      <style:text-properties officeooo:rsid="0016c32d"/>
    </style:style>
    <style:style style:name="T48" style:family="text">
      <style:text-properties officeooo:rsid="001851bb"/>
    </style:style>
    <style:style style:name="T49" style:family="text">
      <style:text-properties style:text-underline-style="solid" style:text-underline-width="auto" style:text-underline-color="font-color"/>
    </style:style>
    <style:style style:name="T50" style:family="text">
      <style:text-properties officeooo:rsid="001e8927"/>
    </style:style>
    <style:style style:name="T51" style:family="text">
      <style:text-properties fo:font-weight="normal" style:font-weight-asian="normal" style:font-weight-complex="normal"/>
    </style:style>
    <style:style style:name="T52" style:family="text">
      <style:text-properties fo:font-weight="normal" officeooo:rsid="001e8927" style:font-weight-asian="normal" style:font-weight-complex="normal"/>
    </style:style>
    <style:style style:name="T53" style:family="text">
      <style:text-properties fo:font-weight="normal" officeooo:rsid="00235fe3" style:font-weight-asian="normal" style:font-weight-complex="normal"/>
    </style:style>
    <style:style style:name="T54" style:family="text">
      <style:text-properties fo:font-weight="normal" officeooo:rsid="00271375" style:font-weight-asian="normal" style:font-weight-complex="normal"/>
    </style:style>
    <style:style style:name="T55" style:family="text">
      <style:text-properties fo:font-weight="normal" officeooo:rsid="001c47dc" style:font-weight-asian="normal" style:font-weight-complex="normal"/>
    </style:style>
    <style:style style:name="T56" style:family="text">
      <style:text-properties fo:font-weight="normal" officeooo:rsid="0016c32d" style:font-weight-asian="normal" style:font-weight-complex="normal"/>
    </style:style>
    <style:style style:name="T57" style:family="text">
      <style:text-properties fo:font-weight="normal" officeooo:rsid="002a7ebc" style:font-weight-asian="normal" style:font-weight-complex="normal"/>
    </style:style>
    <style:style style:name="T58" style:family="text">
      <style:text-properties fo:font-weight="normal" officeooo:rsid="002d5fcf" style:font-weight-asian="normal" style:font-weight-complex="normal"/>
    </style:style>
    <style:style style:name="T59" style:family="text">
      <style:text-properties officeooo:rsid="001f3e16"/>
    </style:style>
    <style:style style:name="T60" style:family="text">
      <style:text-properties officeooo:rsid="002176a4"/>
    </style:style>
    <style:style style:name="T61" style:family="text">
      <style:text-properties officeooo:rsid="002713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éthode de l'explication de texte</text:p>
      <text:p text:style-name="P3"/>
      <text:p text:style-name="P5"/>
      <text:p text:style-name="P4"><text:span text:style-name="T27">Attention</text:span>, la lecture du texte doit être faite de façon extrêmement précise. Lisez et relisez, repérez les <text:span text:style-name="T27">connecteurs logiques</text:span>, <text:span text:style-name="T27">annotez et commentez dans la marge</text:span> (ce que vous comprenez et surtout ce que vous ne comprenez pas), tentez d'identifier les effets stylistiques quand il y en a. Entourez les mots et expressions que vous ne comprenez pas. Votre lecture du texte doit être <text:span text:style-name="T27">active.</text:span></text:p>
      <text:p text:style-name="P5"/>
      <text:p text:style-name="P5"/>
      <text:p text:style-name="P26">I. Construction de l’introduction</text:p>
      <text:p text:style-name="P29"><text:span text:style-name="T22">1- Travail préparatoire : r</text:span>etrouver le plan de l'argumentation</text:p>
      <text:p text:style-name="P6"/>
      <text:p text:style-name="P8"><text:span text:style-name="T23">Il faut découper le texte en deux ou trois grandes parties, chaque partie correspondant à une idée différente (aidez-vous des connecteurs logiques). Identifiez la </text:span><text:span text:style-name="T30">thèse </text:span><text:span text:style-name="T23">correspondant à chacune des parties, et essayez de comprendre la façon dont celles-ci s'enchaînent. Cet exercice vous permettra de bien comprendre le sens global du texte</text:span></text:p>
      <text:p text:style-name="P8"/>
      <text:p text:style-name="P22">Ensuite, faites un plan détaillé de votre explication de texte (six sous-parties, réparties en deux ou trois parties).</text:p>
      <text:p text:style-name="P8"><text:span text:style-name="T38">Le déroulement de votre plan détaillé va suivre le plan de l'argumentation que vous avez relevé. Ceci étant, vous êtes libre d'ajouter des sous-parties quand vous estimez qu'une explication est nécessaire (par exemple, la première sous-partie de la première partie peut être réservée à l'exposition et à l'analyse de la thèse à laquelle l'auteur s'oppose). Le seul critère, c'est qu'</text:span><text:span text:style-name="T32">il ne doit pas y avoir de sous-partie sans référence au texte</text:span><text:span text:style-name="T38">..</text:span></text:p>
      <text:p text:style-name="P7"/>
      <text:p text:style-name="P32">2. Rédaction</text:p>
      <text:p text:style-name="P11"/>
      <text:p text:style-name="P6">- <text:span text:style-name="T25">(Accroche)</text:span></text:p>
      <text:p text:style-name="P6">- Présentation du texte</text:p>
      <text:p text:style-name="P6">- Thème<text:span text:style-name="T26">(s)</text:span></text:p>
      <text:p text:style-name="P6">- (définition d<text:span text:style-name="T26">u</text:span> t<text:span text:style-name="T26">hè</text:span>me important)</text:p>
      <text:p text:style-name="P12">- <text:span text:style-name="T26">Q</text:span>uestion<text:tab/><text:tab/><text:tab/><text:span text:style-name="T61">} </text:span><text:span text:style-name="T36">Problématique</text:span></text:p>
      <text:p text:style-name="P12">- <text:span text:style-name="T61">Thèse d’opinion commune<text:tab/>}</text:span></text:p>
      <text:p text:style-name="P12">- Thèse de l'auteur</text:p>
      <text:p text:style-name="P11">- Plan</text:p>
      <text:p text:style-name="P6"/>
      <text:p text:style-name="P6"><text:span text:style-name="T27">La présentation du texte :</text:span> <text:span text:style-name="T47">C</text:span>ite<text:span text:style-name="T47">z au minimum</text:span> le nom de l'auteur et le titre de l'ouvrage, <text:span text:style-name="T47">les connaissances plus précises sont bienvenues.</text:span></text:p>
      <text:p text:style-name="P6"/>
      <text:p text:style-name="P9"><text:span text:style-name="T27">Le thème</text:span> : <text:span text:style-name="T47">De quoi parle le texte ? Quel est le sujet du texte, qu'est-ce qui est interrogé ? Identifiez ce dont il est question, non seulement sous sa forme générale (thème du désir, du langage, etc.), mais, si possible, sous un angle précis, par exemple, le droit du citoyen à l'opposition, la spécificité de la connaissance humaine... Attention, le </text:span><text:span text:style-name="T43">thème</text:span><text:span text:style-name="T47"> (ce dont parle le texte) ne se confond pas avec la </text:span><text:span text:style-name="T43">thèse</text:span><text:span text:style-name="T47"> (ce que dit le texte).</text:span></text:p>
      <text:p text:style-name="P11"/>
      <text:p text:style-name="P13"><text:span text:style-name="T35">La problématique </text:span><text:span text:style-name="T54">se compose de </text:span><text:span text:style-name="T58">trois</text:span><text:span text:style-name="T54"> moments :</text:span></text:p>
      <text:p text:style-name="P15"><text:span text:style-name="T54">- </text:span><text:span text:style-name="T35">La</text:span><text:span text:style-name="T28"> </text:span><text:span text:style-name="T35">q</text:span><text:span text:style-name="T28">uestion :</text:span><text:span text:style-name="T55"> </text:span><text:span text:style-name="T56">C'est</text:span><text:span text:style-name="T55"> la question à laquelle l'auteur essaye de répondre dans cet extrait, </text:span><text:span text:style-name="T54">une question qui concerne le thème que vous avez identifié.</text:span></text:p>
      <text:p text:style-name="P14"><text:span text:style-name="T28">- </text:span><text:span text:style-name="T37">La t</text:span><text:span text:style-name="T28">hèse </text:span><text:span text:style-name="T34">d’opinion commune</text:span><text:span text:style-name="T28"> : </text:span><text:span text:style-name="T53">C’est la façon dont l’opinion commune répondrait à la question. Évidemment, la thèse de l’auteur va s’opposer à cette thèse naïve. </text:span><text:span text:style-name="T57">Vous pouvez expliquer </text:span><text:span text:style-name="T53">pourquoi cette thèse se justifie (il faut l’argumenter), et </text:span><text:span text:style-name="T54">si possible</text:span><text:span text:style-name="T53"> </text:span><text:span text:style-name="T34">pourquoi elle est problématique</text:span><text:span text:style-name="T53">, quels sont les soucis de cohérence qu’elle pose.</text:span></text:p>
      <text:p text:style-name="P35"><text:span text:style-name="T27">- La thèse</text:span><text:span text:style-name="T37"> de l’auteur</text:span><text:span text:style-name="T27"> :</text:span> c'est l'idée générale que l'auteur essaye de défendre <text:span text:style-name="T38">dans l'extrait</text:span>. <text:span text:style-name="T38">C'est donc la</text:span> réponse <text:span text:style-name="T47">du texte </text:span>à la question que vous avez relevée juste avant.</text:p>
      <text:p text:style-name="P6"/>
      <text:p text:style-name="P6"><text:span text:style-name="T29">P</text:span><text:span text:style-name="T31">lan du développement </text:span><text:span text:style-name="T24">: vous présentez ici le plan de votre devoir en deux ou trois parties. + Après que vous avez annoncé une partie, il faut dire précisément à quel découpage du texte elle correspond, en indiquant le numéro de ligne (l. 5-8)</text:span></text:p>
      <text:p text:style-name="P7"/>
      <text:p text:style-name="P33">3. Conseils de rédaction</text:p>
      <text:p text:style-name="P10"/>
      <text:p text:style-name="P16">Les mêmes conseils généraux que ceux de l'intro de dissertation s'appliquent. Aucune référence extérieure au texte ne doit intervenir, à part éventuellement dans votre accroche.</text:p>
      <text:p text:style-name="P16">+ Votre introduction ne doit comporter aucune citation du texte. C'est dans votre développement que vous allez citer le texte !</text:p>
      <text:p text:style-name="P6"/>
      <text:p text:style-name="P6"/>
      <text:p text:style-name="P6"/>
      <text:p text:style-name="P6"/>
      <text:p text:style-name="P25">II. Le développement</text:p>
      <text:p text:style-name="P17"><text:tab/><text:span text:style-name="T49">1. Principe</text:span></text:p>
      <text:p text:style-name="P6"/>
      <text:p text:style-name="P17"><text:span text:style-name="T39">Une explication de texte vise à rendre compte d'un texte, en clarifiant la question à laquelle il répond, sa structure interne, et les procédés de mise en forme. </text:span><text:span text:style-name="T40">Vous devez faire en sorte que tout ce qui est implicite dans le texte devienne explicite.</text:span></text:p>
      <text:p text:style-name="P27"/>
      <text:p text:style-name="P17">Un développement d'explication de texte se compose de la même façon qu'un développement de dissertation.</text:p>
      <text:p text:style-name="P7">- <text:span text:style-name="T42">Chaque partie commence par une courte introduction qui expose votre thèse</text:span></text:p>
      <text:p text:style-name="P7">- <text:span text:style-name="T42">Vous enchaînez ensuite vos sous-parties, avec un paragraphe argumenté pour chacune</text:span></text:p>
      <text:p text:style-name="P7">- <text:span text:style-name="T42">Ensuite, un court paragraphe de conclusion qui tire les enseignements de ce que vous avez développé</text:span></text:p>
      <text:p text:style-name="P6"/>
      <text:p text:style-name="P34"><text:span text:style-name="T4">D</text:span><text:span text:style-name="T5">ifférence avec la dissertation : vos développements de sous-parties doivent </text:span><text:span text:style-name="T11">toujours</text:span><text:span text:style-name="T12"> faire référence au texte. Si un</text:span><text:span text:style-name="T13">e</text:span><text:span text:style-name="T12"> sous-partie ne parle pas du texte, vous êtes hors-sujet. </text:span><text:span text:style-name="T13">C</text:span><text:span text:style-name="T14">ependant, </text:span><text:span text:style-name="T13">o</text:span><text:span text:style-name="T14">n ne doit</text:span><text:span text:style-name="T13"> pas trouver de citation du texte dans vos intros ou conclus.</text:span></text:p>
      <text:p text:style-name="P28"/>
      <text:p text:style-name="P30"><text:span text:style-name="T41">2</text:span><text:span text:style-name="T39">. Comment </text:span><text:span text:style-name="T40">faire référence</text:span><text:span text:style-name="T39"> </text:span><text:span text:style-name="T40">au</text:span><text:span text:style-name="T39"> texte ?</text:span></text:p>
      <text:p text:style-name="P6"/>
      <text:p text:style-name="P6"><text:span text:style-name="T27">- </text:span><text:span text:style-name="T33">la citation :</text:span><text:span text:style-name="T44"> de façon directe (entre guillemets) ou indirecte</text:span></text:p>
      <text:p text:style-name="P24"/>
      <text:p text:style-name="P6"><text:span text:style-name="T27">- </text:span><text:span text:style-name="T33">la distinction conceptuelle :</text:span><text:span text:style-name="T44"> Quand un auteur fait implicitement ou explicitement une différence entre deux concepts, ou que vous considérez vous-même qu'il faut différencier deux concepts pour bien comprendre le texte, vous pouvez décrire cette différence avec précision.</text:span></text:p>
      <text:p text:style-name="P18"/>
      <text:p text:style-name="P18"><text:span text:style-name="T27">- la définition :</text:span> <text:span text:style-name="T48">très utile</text:span> <text:span text:style-name="T48">q</text:span>uand un terme utilisé par l'auteur est important mais un peu obscur</text:p>
      <text:p text:style-name="P18"/>
      <text:p text:style-name="P19">Quelle que soit le type de référence que vous choisissez, la règle générale est la suivante : une référence doit être <text:span text:style-name="T27">introduite, exposée, et interprétée</text:span>.</text:p>
      <text:p text:style-name="P20">- <text:span text:style-name="T27">introduite </text:span>: il faut bien indiquer l'endroit du texte où se trouve cette référence <text:span text:style-name="T59">(donnez les lignes avec précision)</text:span></text:p>
      <text:p text:style-name="P20">- <text:span text:style-name="T27">exposée</text:span> de la façon la plus fidèle et précise possible</text:p>
      <text:p text:style-name="P20">- <text:span text:style-name="T27">interprétée</text:span>. La référence n'a pas d'intérêt en elle-même. Ce qui est intéressant c'est la façon dont vous l'utilisez. Par conséquent, vous ne devez jamais citer le texte sans analyser <text:span text:style-name="T48">immédiatement</text:span> ce que vous avez cité.</text:p>
      <text:p text:style-name="P19"/>
      <text:p text:style-name="P21">Attention, le fait qu'il faille faire référence au texte dans chaque sous-partie ne vous empêche pas de faire des <text:span text:style-name="T27">références externes</text:span>, quand c'est utile. Vous pouvez par exemple illustrer le propos de l'auteur avec un exemple historique ou littéraire ; vous pouvez aussi <text:span text:style-name="T46">faire référence à un autre extrait de l'auteur du texte, ou d'</text:span>un autre auteur de philosophie pour compléter le texte, ou pour exposer une objection possible à l'auteur.</text:p>
      <text:p text:style-name="P6"/>
      <text:p text:style-name="P31"><text:span text:style-name="T45">3. </text:span>Un effort critique</text:p>
      <text:p text:style-name="P6"/>
      <text:p text:style-name="P34"><text:span text:style-name="T6">Vous devez toujours adopter une </text:span><text:span text:style-name="T15">position critique</text:span><text:span text:style-name="T6"> vis-à-vis du texte </text:span><text:span text:style-name="T4">=</text:span><text:span text:style-name="T16"> pas simplement détruire, mais</text:span><text:span text:style-name="T4"> </text:span><text:span text:style-name="T16">comprendre</text:span><text:span text:style-name="T4">. La vraie critique philosophique consiste à comprendre la problématique interne du texte, et à évaluer l'intérêt de la réponse apportée de façon mesurée et fine. V</text:span><text:span text:style-name="T2">otre</text:span><text:span text:style-name="T4"> rôle en explication n'est jamais de répéter le texte. </text:span><text:span text:style-name="T16">Vous devez toujours montrer que vous êtes en train d'utiliser le texte pour réfléchir avec l'auteur à la question </text:span><text:span text:style-name="T17">qu’il se pose</text:span><text:span text:style-name="T4">. Encore une fois, ce qui est évalué c'est votre capacité à penser par vous-même : le texte n'est que le support de cette activité de réflexion.</text:span></text:p>
      <text:p text:style-name="P6"/>
      <text:p text:style-name="P31"><text:span text:style-name="T45">4</text:span>. <text:span text:style-name="T42">Les pièges à éviter</text:span></text:p>
      <text:p text:style-name="P8"/>
      <text:p text:style-name="P8">- Ne s'occuper que d'une partie du texte</text:p>
      <text:p text:style-name="P8">- Oublier le texte et faire une dissertation <text:span text:style-name="T48">(pour éviter cela, rappelez-vous la règle : aucune sous-partie sans référence au texte)</text:span></text:p>
      <text:p text:style-name="P8">- Considérer les exemples contenus dans le texte comme secondaires. <text:span text:style-name="T50">On choisit toujours tel ou tel exemple pour une raison précise.</text:span></text:p>
      <text:p text:style-name="P8">- <text:span text:style-name="T50">Et surtout : l</text:span>a <text:span text:style-name="T27">paraphrase</text:span><text:span text:style-name="T51">. </text:span><text:span text:style-name="T52">Elle</text:span> <text:span text:style-name="T48">consiste à répéter simplement ce que dit le texte, en reformulant. </text:span>Ce piège vous menace constamment. <text:span text:style-name="T48">L'épreuve consiste à tenter </text:span>d'expliciter les concepts, souligner leur organisation interne, leur articulation, leur signification réelle et dynamique dans la logique du raisonnement ; la paraphrase, <text:span text:style-name="T48">elle,</text:span> se contente d'opérer des développements verbeux et diffus, de répéter les mêmes termes interminablement sans en dégager le sens. La paraphrase est passive. L'explication est active et dynamique. A la stérilité de la paraphrase s'oppose donc la création intelligente du commentaire explicatif. </text:p>
      <text:p text:style-name="P7"/>
      <text:p text:style-name="P24">I<text:span text:style-name="T60">II</text:span>. La conclusion</text:p>
      <text:p text:style-name="P23"/>
      <text:p text:style-name="P34"><text:span text:style-name="T7">- </text:span><text:span text:style-name="T17">Résumé</text:span><text:span text:style-name="T18"> :</text:span><text:span text:style-name="T8"> </text:span><text:span text:style-name="T2">Rappelez la thèse générale du texte, en synthétisant l’argumentation</text:span><text:span text:style-name="T7">. </text:span><text:span text:style-name="T2">Insistez sur les meilleurs passages de votre explication, et en particulier mettez en lumière les articulations conceptuelles (redéfinitions, distinctions, etc.)</text:span></text:p>
      <text:p text:style-name="P34"><text:span text:style-name="T7">- </text:span><text:span text:style-name="T18">Réponse </text:span><text:span text:style-name="T20">à </text:span><text:span text:style-name="T21">l’opinion commune</text:span><text:span text:style-name="T18"> :</text:span><text:span text:style-name="T8"> </text:span><text:span text:style-name="T10">expliquez en quelle mesure la thèse de l’auteur représente un progrès par rapport à la réponse naïve</text:span></text:p>
      <text:p text:style-name="P34"><text:span text:style-name="T7">- </text:span><text:span text:style-name="T18">O</text:span><text:span text:style-name="T17">uverture</text:span><text:span text:style-name="T18"> :</text:span><text:span text:style-name="T8"> d</text:span><text:span text:style-name="T7">iscuter l'intérêt de la position de l'auteur et de sa manière de penser, son originalité, sa valeur pour la vie, la leçon philosophique qu'on peut en tirer etc. Ici vous pouvez formulez vos réserves, voire vos </text:span><text:span text:style-name="T19">critiques</text:span><text:span text:style-name="T7"> en restant modéré (vous ne jugez qu'un texte isolé, vous ne savez pas ce que dit l'auteur dans le reste de son </text:span><text:span text:style-name="T9">œuvre</text:span><text:span text:style-name="T7">, où il répond peut-être à vos objec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officeooo:paragraph-rsid="001fb38a"/>
    </style:style>
    <style:style style:name="MT1" style:family="text">
      <style:text-properties fo:font-size="10pt" officeooo:rsid="001d8d51" style:font-size-asian="10pt" style:font-size-complex="10pt"/>
    </style:style>
    <style:style style:name="MT2" style:family="text">
      <style:text-properties fo:font-size="10pt" officeooo:rsid="001fb38a" style:font-size-asian="10pt" style:font-size-complex="10pt"/>
    </style:style>
    <style:style style:name="MT3" style:family="text">
      <style:text-properties fo:font-size="10pt" officeooo:rsid="0005bca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éthodologie – Leçon </text:span><text:span text:style-name="MT2">9</text:span><text:span text:style-name="MT1"> : </text:span><text:span text:style-name="MT3">l’</text:span><text:span text:style-name="MT2">explication de text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1-15T23:21:05.515000000</meta:creation-date>
    <meta:editing-duration>PT1H39M</meta:editing-duration>
    <meta:editing-cycles>10</meta:editing-cycles>
    <meta:generator>LibreOffice/7.4.4.2$Windows_X86_64 LibreOffice_project/85569322deea74ec9134968a29af2df5663baa21</meta:generator>
    <dc:date>2023-02-27T09:45:13.346000000</dc:date>
    <meta:print-date>2020-01-16T13:54:09.113000000</meta:print-date>
    <meta:document-statistic meta:table-count="0" meta:image-count="0" meta:object-count="0" meta:page-count="2" meta:paragraph-count="55" meta:word-count="1335" meta:character-count="8227" meta:non-whitespace-character-count="6942"/>
  </office:meta>
</office:document-meta>
</file>